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yuthi" svg:font-family="Dyuthi" style:font-pitch="variable"/>
    <style:font-face style:name="LMRoman10" svg:font-family="LMRoman10" style:font-pitch="variable"/>
    <style:font-face style:name="Metal" svg:font-family="Metal" style:font-pitch="variable"/>
    <style:font-face style:name="Purisa" svg:font-family="Puris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style:font-name="Purisa"/>
    </style:style>
    <style:style style:name="T2" style:family="text">
      <style:text-properties fo:font-size="28pt"/>
    </style:style>
    <style:style style:name="T3" style:family="text">
      <style:text-properties style:font-size-asian="28pt"/>
    </style:style>
    <style:style style:name="T4" style:family="text">
      <style:text-properties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obotz Warehouse</text:h>
      <text:p text:style-name="Standard"/>
      <text:h text:style-name="Heading_20_2" text:outline-level="2">Ficha do Game</text:h>
      <text:p text:style-name="Text_20_body"><text:s text:c="2"/><text:tab/>Nesse game o jogador se depara com um armazém que possui um robo que é programado para <text:s/>sempre encher o armazem colocando as caixas nos lugares corretos, assim deixando o armazém organizado para fácil locomoção. </text:p>
      <text:p text:style-name="Text_20_body"><text:tab/>O Robô escolhe sua própria ordem para colocar as caixas assim tentando criar uma ordem <text:s text:c="2"/>inovadora para que as caixas fiquem melhores dispostas. A visão do Robô nunca é uma das melhores, portanto cabe ao jogador organizar as caixas da melhor maneira possível</text:p>
      <text:p text:style-name="Text_20_body"/>
      <text:h text:style-name="Heading_20_2" text:outline-level="2">Regras do Jogo</text:h>
      <text:p text:style-name="Text_20_body"><text:tab/>Regras</text:p>
      <text:h text:style-name="Heading_20_2" text:outline-level="2">Plataformas Suportadas: </text:h>
      <text:p text:style-name="Standard">Windows (RrobotzWarehouse.exe )</text:p>
      <text:p text:style-name="Standard">Linux ( RobotzWarehouse )</text:p>
      <text:p text:style-name="Standard"/>
      <text:h text:style-name="Heading_20_2" text:outline-level="2">Screenshots</text:h>
      <text:p text:style-name="Text_20_body">São 2</text:p>
      <text:h text:style-name="Heading_20_2" text:outline-level="2">Créditos</text:h>
      <text:p text:style-name="Standard"/>
      <text:p text:style-name="Standard">Willian Molinari ( a.k.a PotHix )</text:p>
      <text:p text:style-name="Standard"><text:tab/><text:a xlink:type="simple" xlink:href="http://pothix.com/blog">http://pothix.com/blog</text:a></text:p>
      <text:p text:style-name="Standard"/>
      <text:p text:style-name="Standard">Brono Croci ( a.k.a CrociDB )</text:p>
      <text:p text:style-name="Standard"><text:tab/><text:a xlink:type="simple" xlink:href="http://crocidb.com/blog">http://crocidb.com/blo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yuthi" svg:font-family="Dyuthi" style:font-pitch="variable"/>
    <style:font-face style:name="LMRoman10" svg:font-family="LMRoman10" style:font-pitch="variable"/>
    <style:font-face style:name="Metal" svg:font-family="Metal" style:font-pitch="variable"/>
    <style:font-face style:name="Purisa" svg:font-family="Puris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9T08:16:21</meta:creation-date>
    <dc:date>2009-08-09T08:51:31</dc:date>
    <meta:editing-duration>PT00H35M12S</meta:editing-duration>
    <meta:editing-cycles>5</meta:editing-cycles>
    <meta:generator>OpenOffice.org/3.0$Unix OpenOffice.org_project/300m15$Build-9379</meta:generator>
    <meta:document-statistic meta:table-count="0" meta:image-count="0" meta:object-count="0" meta:page-count="1" meta:paragraph-count="16" meta:word-count="115" meta:character-count="740"/>
    <meta:user-defined meta:name="Info 1"/>
    <meta:user-defined meta:name="Info 2"/>
    <meta:user-defined meta:name="Info 3"/>
    <meta:user-defined meta:name="Info 4"/>
  </office:meta>
</office:document-meta>
</file>